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mo" svg:font-family="Arimo"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7a994" officeooo:paragraph-rsid="0007a994"/>
    </style:style>
    <style:style style:name="P2" style:family="paragraph" style:parent-style-name="Preformatted_20_Text">
      <style:paragraph-properties fo:margin-left="1.251cm" fo:margin-right="0cm" fo:text-indent="0cm" style:auto-text-indent="false"/>
      <style:text-properties officeooo:rsid="0007a994" officeooo:paragraph-rsid="0007a994"/>
    </style:style>
    <style:style style:name="P3" style:family="paragraph" style:parent-style-name="Preformatted_20_Text">
      <style:paragraph-properties fo:margin-left="1.251cm" fo:margin-right="0cm" fo:text-indent="0cm" style:auto-text-indent="false"/>
      <style:text-properties officeooo:rsid="0007a994" officeooo:paragraph-rsid="00097e24"/>
    </style:style>
    <style:style style:name="P4" style:family="paragraph" style:parent-style-name="Preformatted_20_Text">
      <style:paragraph-properties fo:margin-left="1.251cm" fo:margin-right="0cm" fo:text-indent="0cm" style:auto-text-indent="false"/>
      <style:text-properties officeooo:rsid="00111b4d" officeooo:paragraph-rsid="00111b4d"/>
    </style:style>
    <style:style style:name="P5" style:family="paragraph" style:parent-style-name="Preformatted_20_Text">
      <style:paragraph-properties fo:margin-left="0cm" fo:margin-right="0cm" fo:text-indent="0cm" style:auto-text-indent="false"/>
      <style:text-properties officeooo:rsid="0010b513" officeooo:paragraph-rsid="0010b513"/>
    </style:style>
    <style:style style:name="P6" style:family="paragraph" style:parent-style-name="Preformatted_20_Text">
      <style:paragraph-properties fo:margin-left="1.251cm" fo:margin-right="0cm" fo:text-indent="0cm" style:auto-text-indent="false"/>
      <style:text-properties officeooo:rsid="0010b513" officeooo:paragraph-rsid="0007a994"/>
    </style:style>
    <style:style style:name="P7" style:family="paragraph" style:parent-style-name="Preformatted_20_Text">
      <style:paragraph-properties fo:margin-left="1.251cm" fo:margin-right="0cm" fo:text-indent="0cm" style:auto-text-indent="false"/>
      <style:text-properties officeooo:rsid="0007a994" officeooo:paragraph-rsid="00097e24"/>
    </style:style>
    <style:style style:name="P8" style:family="paragraph" style:parent-style-name="Preformatted_20_Text">
      <style:paragraph-properties fo:margin-left="1.251cm" fo:margin-right="0cm" fo:text-indent="0cm" style:auto-text-indent="false"/>
      <style:text-properties officeooo:rsid="001c790e" officeooo:paragraph-rsid="001c790e"/>
    </style:style>
    <style:style style:name="P9" style:family="paragraph" style:parent-style-name="Preformatted_20_Text">
      <style:text-properties officeooo:rsid="0007a994" officeooo:paragraph-rsid="0007a994"/>
    </style:style>
    <style:style style:name="P10" style:family="paragraph" style:parent-style-name="Preformatted_20_Text">
      <style:text-properties officeooo:rsid="001277db" officeooo:paragraph-rsid="001277db"/>
    </style:style>
    <style:style style:name="P11" style:family="paragraph" style:parent-style-name="Preformatted_20_Text">
      <style:text-properties officeooo:rsid="00146541" officeooo:paragraph-rsid="00146541"/>
    </style:style>
    <style:style style:name="P12" style:family="paragraph" style:parent-style-name="Preformatted_20_Text">
      <style:text-properties officeooo:rsid="0015ef9c" officeooo:paragraph-rsid="0015ef9c"/>
    </style:style>
    <style:style style:name="P13" style:family="paragraph" style:parent-style-name="Preformatted_20_Text">
      <style:text-properties officeooo:rsid="0015ef9c" officeooo:paragraph-rsid="001b3623"/>
    </style:style>
    <style:style style:name="P14" style:family="paragraph" style:parent-style-name="Preformatted_20_Text">
      <style:text-properties officeooo:rsid="001730a6" officeooo:paragraph-rsid="001730a6"/>
    </style:style>
    <style:style style:name="P15" style:family="paragraph" style:parent-style-name="Preformatted_20_Text">
      <style:text-properties officeooo:rsid="001dadfd" officeooo:paragraph-rsid="001dadfd"/>
    </style:style>
    <style:style style:name="P16" style:family="paragraph" style:parent-style-name="Preformatted_20_Text">
      <style:text-properties officeooo:rsid="001f7c8d" officeooo:paragraph-rsid="001f7c8d"/>
    </style:style>
    <style:style style:name="P17" style:family="paragraph" style:parent-style-name="Preformatted_20_Text">
      <style:paragraph-properties fo:margin-left="2.501cm" fo:margin-right="0cm" fo:text-indent="0cm" style:auto-text-indent="false"/>
      <style:text-properties officeooo:rsid="000a55e0" officeooo:paragraph-rsid="0015ef9c"/>
    </style:style>
    <style:style style:name="P18" style:family="paragraph" style:parent-style-name="Preformatted_20_Text">
      <style:paragraph-properties fo:margin-left="2.501cm" fo:margin-right="0cm" fo:text-indent="0cm" style:auto-text-indent="false"/>
      <style:text-properties officeooo:rsid="001ad4ff" officeooo:paragraph-rsid="001ad4ff"/>
    </style:style>
    <style:style style:name="T1" style:family="text">
      <style:text-properties officeooo:rsid="000c48df"/>
    </style:style>
    <style:style style:name="T2" style:family="text">
      <style:text-properties officeooo:rsid="0010b513"/>
    </style:style>
    <style:style style:name="T3" style:family="text">
      <style:text-properties officeooo:rsid="00111b4d"/>
    </style:style>
    <style:style style:name="T4" style:family="text">
      <style:text-properties officeooo:rsid="0014585c"/>
    </style:style>
    <style:style style:name="T5" style:family="text">
      <style:text-properties officeooo:rsid="0015ef9c"/>
    </style:style>
    <style:style style:name="T6" style:family="text">
      <style:text-properties officeooo:rsid="001ad4ff"/>
    </style:style>
    <style:style style:name="T7" style:family="text">
      <style:text-properties officeooo:rsid="001b3623"/>
    </style:style>
    <style:style style:name="T8" style:family="text">
      <style:text-properties officeooo:rsid="001cc5ca"/>
    </style:style>
    <style:style style:name="T9" style:family="text">
      <style:text-properties officeooo:rsid="001dadfd"/>
    </style:style>
    <style:style style:name="T10" style:family="text">
      <style:text-properties officeooo:rsid="001ff724"/>
    </style:style>
    <style:style style:name="T11" style:family="text">
      <style:text-properties officeooo:rsid="002350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усть размер сообщения — 256 символов.</text:p>
      <text:p text:style-name="P1">Надо разбить сообщение на некое количество пакетов.</text:p>
      <text:p text:style-name="P1">Пусть первым передается количество пакетов, потом уже сам текст.</text:p>
      <text:p text:style-name="P1">Делаем and с маской 255(10) = FF hex (16)</text:p>
      <text:p text:style-name="P1">Если она нулевая, то и остаток нулевой.</text:p>
      <text:p text:style-name="P1">Прибавляем 1, если остаток ненулевой, к значению, полученному делением на 256, то есть на сдвиг 8 вправо</text:p>
      <text:p text:style-name="P1"/>
      <text:p text:style-name="P1">(513 &gt;&gt; 8) + (bool(513 &amp; 255)) дает 3, как и должен</text:p>
      <text:p text:style-name="P1"/>
      <text:p text:style-name="P1"/>
      <text:p text:style-name="P1"/>
      <text:p text:style-name="P1"/>
      <text:p text:style-name="P1">The general syntax for creating a socket is:</text:p>
      <text:p text:style-name="P1"/>
      <text:p text:style-name="P1">socket(socket_family, socket_type, protocol=0)</text:p>
      <text:p text:style-name="P1">We can use either AF_INET (for IPv4) or AF_INET6 (IPv6) as the first argument i.,e for socket_family.</text:p>
      <text:p text:style-name="P1"/>
      <text:p text:style-name="P1">The socket_type is the argument that determines whether the socket to be created is TCP or UDP. For TCP sockets it will be SOCK_STREAM and for UDP it will be SOCK_DGRAM (DGRAM - datagram). Finally, we can leave out the protocol argument which sets it to default value of '0'.</text:p>
      <text:p text:style-name="P1"/>
      <text:p text:style-name="P1">For TCP sockets you should have used bind(), listen() and accept() methods for server sockets and connect() or connect_ex() for client sockets. Whereas for UDP sockets you won't need listen(), accept() and connect() methods (as TCP sockets are connection-oriented sockets while UDP sockets are connection less sockets).</text:p>
      <text:p text:style-name="P1"/>
      <text:p text:style-name="P1">There are specific methods available for UDP to send and receive packets recvfrom() and sendto() respectively while recv() and send() are for TCP. Refer this documentation for socket for more information on respective methods for TCP and UDP. Also Core Python Applications Programming by Wesley Chun is a better book for some pretty basics on socket programming.</text:p>
      <text:p text:style-name="P1">(http://stackoverflow.com/questions/19727606/how-to-differentiate-tcp-udp-when-programming-sockets)</text:p>
      <text:p text:style-name="P1"/>
      <text:p text:style-name="P1">–-------------------------------------</text:p>
      <text:p text:style-name="P1">#!/usr/bin/python3</text:p>
      <text:p text:style-name="P1"># -*- coding: utf-8 -*-</text:p>
      <text:p text:style-name="P1"/>
      <text:p text:style-name="P1">import socket</text:p>
      <text:p text:style-name="P1"/>
      <text:p text:style-name="P1">def send_ansver(conn,</text:p>
      <text:p text:style-name="P1"/>
      <text:p text:style-name="P1"># Set up a TCP/IP socket</text:p>
      <text:p text:style-name="P1">#AF_INET - internet IPv4 socket family</text:p>
      <text:p text:style-name="P1">s = socket.socket(socket.AF_INET,socket.SOCK_STREAM)</text:p>
      <text:p text:style-name="P1">#Связываемся с портом. Порт 8080 выбран случайным образом</text:p>
      <text:p text:style-name="P1">#как аргуемент принимает пару, хост и порт, по умолчанию-прослушиваем все хосты</text:p>
      <text:p text:style-name="P1">sock.bind( ("", 8080) )</text:p>
      <text:p text:style-name="P1"/>
      <text:p text:style-name="P1">sock.listen(5) #аргумент- макс кол-во подключений</text:p>
      <text:p text:style-name="P1"/>
      <text:p text:style-name="P1">try:</text:p>
      <text:p text:style-name="P1"><text:s text:c="4"/>while 1: # работаем постоянно</text:p>
      <text:p text:style-name="P1"><text:s text:c="16"/>#conn - сокет для обмена с клиентом</text:p>
      <text:p text:style-name="P1"><text:s text:c="16"/>#, addr - массив, [0]-ip, [1]-хост</text:p>
      <text:p text:style-name="P1"><text:s text:c="8"/>conn, addr = sock.accept()</text:p>
      <text:p text:style-name="P1"><text:s text:c="8"/>print("New connection from " + addr[0])</text:p>
      <text:p text:style-name="P1"><text:s text:c="8"/>try:</text:p>
      <text:p text:style-name="P1"><text:s text:c="12"/>parse(conn, addr)</text:p>
      <text:p text:style-name="P1"><text:soft-page-break/><text:s text:c="8"/>except:</text:p>
      <text:p text:style-name="P1"><text:s text:c="12"/>send_answer(conn, "500 Internal Server Error", data="Ошибка")</text:p>
      <text:p text:style-name="P1"><text:s text:c="8"/>finally:</text:p>
      <text:p text:style-name="P1"><text:s text:c="12"/># так при любой ошибке</text:p>
      <text:p text:style-name="P1"><text:s text:c="12"/># сокет закроем корректно</text:p>
      <text:p text:style-name="P1"><text:s text:c="12"/>conn.close()</text:p>
      <text:p text:style-name="P1">finally: sock.close()</text:p>
      <text:p text:style-name="P1"># так при возникновении любой ошибки сокет</text:p>
      <text:p text:style-name="P1"># всегда закроется корректно и будет всё хорошо </text:p>
      <text:p text:style-name="P1">–-------------------------------------------------</text:p>
      <text:p text:style-name="P1"/>
      <text:p text:style-name="P1">Протокол:</text:p>
      <text:p text:style-name="P12">По типу паскаль строк</text:p>
      <text:p text:style-name="P13">[0]-й байт — количество пакетов, на которое разбито сообщение <text:span text:style-name="T7">(while ... recv)</text:span></text:p>
      <text:p text:style-name="P12">[1] байт — код операции <text:span text:style-name="T9">(длина заголовка: 2 байта)</text:span></text:p>
      <text:p text:style-name="P12">[<text:span text:style-name="T9">2</text:span> + <text:span text:style-name="T9">до конца</text:span>] — <text:span text:style-name="T9">текст сообщения либо запроса к серверу</text:span></text:p>
      <text:p text:style-name="P12"/>
      <text:p text:style-name="P16">При формировании сообщения ник свой прикрепляется в клиенте <text:span text:style-name="T10">и становится неотделимой частью сообщения</text:span></text:p>
      <text:p text:style-name="P14"/>
      <text:p text:style-name="P15">сообщения хранятся и передаются в виде бинарных данных, при считывании к нику прилепляются квадратные скобочки, <text:span text:style-name="T11">он - строка</text:span></text:p>
      <text:p text:style-name="P12"/>
      <text:p text:style-name="P12"><text:s/></text:p>
      <text:p text:style-name="P1"><text:span text:style-name="T6">К</text:span>од операции:</text:p>
      <text:p text:style-name="P8">0. Ошибка в формировании либо получении сообщения</text:p>
      <text:p text:style-name="P6">1. сообщение</text:p>
      <text:p text:style-name="P2"><text:span text:style-name="T2">2</text:span>. изменить имя</text:p>
      <text:p text:style-name="P17"><text:span text:style-name="T5">старый ник, новый ник</text:span></text:p>
      <text:p text:style-name="P3"><text:span text:style-name="T2">3</text:span>. запросить историю смены ников у пользователя</text:p>
      <text:p text:style-name="P18">в поле ник тогда содержится запрашиваемый ник</text:p>
      <text:p text:style-name="P4">4. Запросить список всех пользователей</text:p>
      <text:p text:style-name="P3"><text:span text:style-name="T3">5</text:span>. <text:span text:style-name="T1">[локальная команда] </text:span>сменить адрес сервера</text:p>
      <text:p text:style-name="P5">Если операция вернулась нулевая — код ошибки</text:p>
      <text:p text:style-name="P1"/>
      <text:p text:style-name="P1">На самом деле имя можно приписывать и прямо там</text:p>
      <text:p text:style-name="P1">до отправки <text:span text:style-name="T1">(Тут либо время тратится на пересылку имени дважды, либо на поиск его в словаре)</text:span></text:p>
      <text:p text:style-name="P1"/>
      <text:p text:style-name="P1">Или можно хранить имя клиента в списке.</text:p>
      <text:p text:style-name="P10">Во время регистрации клиента:</text:p>
      <text:p text:style-name="P10">ip присваивается сервером <text:span text:style-name="T4">или можно просто так его увидеть?</text:span></text:p>
      <text:p text:style-name="P11">Пусть будет на сервере по умолчанию как ip, а следующая операция сразу смен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mo" svg:font-family="Arimo"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mo" fo:font-family="Arimo"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07T20:17:28.140646528</dc:date>
    <meta:generator>LibreOffice/4.1.6.2$Linux_X86_64 LibreOffice_project/410m0$Build-2</meta:generator>
    <meta:editing-duration>PT2H34M58S</meta:editing-duration>
    <meta:editing-cycles>24</meta:editing-cycles>
    <meta:document-statistic meta:table-count="0" meta:image-count="0" meta:object-count="0" meta:page-count="2" meta:paragraph-count="68" meta:word-count="543" meta:character-count="3797" meta:non-whitespace-character-count="3178"/>
  </office:meta>
</office:document-meta>
</file>